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CADENILLAS, RAUL HE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74470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IX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95871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CADENILLAS, RAUL HE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74470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95871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5001093</text:p>
          </table:table-cell>
          <table:table-cell table:style-name="Tabla2.D3" office:value-type="string">
            <text:p text:style-name="P23">30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34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